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Heading_20_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3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ject 5.</text:h>
      <text:h text:style-name="P2" text:outline-level="2">Web Performance optimization.</text:h>
      <text:h text:style-name="P3" text:outline-level="3">Tricks and strategies.</text:h>
      <text:p text:style-name="P1"/>
      <text:p text:style-name="P1">Minify, Compress, Cache</text:p>
      <text:p text:style-name="P1"><text:s text:c="2"/>-) HTML, CSS, JS.</text:p>
      <text:p text:style-name="P1"/>
      <text:p text:style-name="P1">Minimize use of render blocking resoursces (CSS)</text:p>
      <text:p text:style-name="P1"><text:s text:c="2"/>-) "media" attribute for the &lt;link rel="stylesheet"&gt; tag</text:p>
      <text:p text:style-name="P1"><text:s text:c="2"/>-) inline CSS</text:p>
      <text:p text:style-name="P1"/>
      <text:p text:style-name="P1">Minimize use of parser blocking resoursces (JS)</text:p>
      <text:p text:style-name="P1"><text:s text:c="2"/>-) defer JS execution</text:p>
      <text:p text:style-name="P1"><text:s text:c="2"/>-) javascript - async attribute. css blocks and html and js. with the async - not.</text:p>
      <text:p text:style-name="P1"><text:s text:c="4"/>-) javascript - in the script tag to avoid fetching external file (if using only in one place)</text:p>
      <text:p text:style-name="P1"><text:s text:c="4"/>-) &lt;script&gt; tag above &lt;link css&gt; - js don't block on css.</text:p>
      <text:p text:style-name="P1"/>
      <text:p text:style-name="P1">Patterns:</text:p>
      <text:p text:style-name="P1">1) Minimize bytes (Critical bytes)</text:p>
      <text:p text:style-name="P1">2) Reduce critical resoursces (Critical resources)</text:p>
      <text:p text:style-name="P1">3) Shorten CRP length (Critical length (roundtrips))</text:p>
      <text:p text:style-name="P1"/>
      <text:p text:style-name="P1"/>
      <text:p text:style-name="P1">-) Preload scanner - discovers critical resourc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1S</meta:editing-duration>
    <meta:editing-cycles>4</meta:editing-cycles>
    <meta:generator>LibreOffice/4.4.0.3$Windows_x86 LibreOffice_project/de093506bcdc5fafd9023ee680b8c60e3e0645d7</meta:generator>
    <dc:date>2016-05-06T12:06:39.102000000</dc:date>
    <meta:document-statistic meta:table-count="0" meta:image-count="0" meta:object-count="0" meta:page-count="1" meta:paragraph-count="18" meta:word-count="116" meta:character-count="732" meta:non-whitespace-character-count="616"/>
    <meta:user-defined meta:name="Info 1"/>
    <meta:user-defined meta:name="Info 2"/>
    <meta:user-defined meta:name="Info 3"/>
    <meta:user-defined meta:name="Info 4"/>
  </office:meta>
</office:document-meta>
</file>